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2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3.19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cm" fo:min-width="3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5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3cm"/>
    </style:style>
    <style:style style:name="gr13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4.051cm"/>
    </style:style>
    <style:style style:name="gr15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2.02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3.701cm"/>
    </style:style>
    <style:style style:name="gr1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9.65cm"/>
    </style:style>
    <style:style style:name="gr20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5cm" fo:min-width="2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  <style:paragraph-properties style:writing-mode="lr-tb"/>
    </style:style>
    <style:style style:name="gr25" style:family="graphic" style:parent-style-name="standard">
      <style:graphic-properties draw:fill-color="#f8fafc" draw:textarea-horizontal-align="justify" draw:textarea-vertical-align="middle" draw:auto-grow-height="false" fo:min-height="1.029cm" fo:min-width="2.4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27cm"/>
      <style:paragraph-properties style:writing-mode="lr-tb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7.0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77cm"/>
      <style:paragraph-properties style:writing-mode="lr-tb"/>
    </style:style>
    <style:style style:name="gr33" style:family="graphic" style:parent-style-name="standard">
      <style:graphic-properties draw:stroke="none" draw:fill="none" fo:min-height="0.95cm"/>
      <style:paragraph-properties style:writing-mode="lr-tb"/>
    </style:style>
    <style:style style:name="gr34" style:family="graphic" style:parent-style-name="standard">
      <style:graphic-properties draw:stroke="none" draw:fill="none" fo:min-height="1.4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2.917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subtitle">
      <style:graphic-properties draw:fill-color="#ffffff" fo:min-height="1.6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8fafc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t 1. Start page." draw:style-name="dp1" draw:master-page-name="Обычный" presentation:presentation-page-layout-name="AL1T0">
        <draw:custom-shape draw:style-name="gr1" draw:text-style-name="P1" draw:layer="layout" svg:width="3.4cm" svg:height="2cm" svg:x="6.8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29cm" svg:height="1.199cm" svg:x="7.215cm" svg:y="2.201cm">
          <draw:text-box>
            <text:p text:style-name="P2"><text:span text:style-name="T1">Unit 1.</text:span></text:p>
            <text:p text:style-name="P2"><text:span text:style-name="T1">Login page.</text:span></text:p>
          </draw:text-box>
        </draw:frame>
        <draw:frame draw:style-name="gr3" draw:text-style-name="P4" draw:layer="layout" svg:width="3.326cm" svg:height="0.645cm" svg:x="24.2cm" svg:y="0.4cm">
          <draw:text-box>
            <text:p><text:span text:style-name="T2">Unit 1. Start page.</text:span></text:p>
          </draw:text-box>
        </draw:frame>
        <draw:custom-shape draw:style-name="gr1" draw:text-style-name="P1" draw:layer="layout" svg:width="3.4cm" svg:height="2cm" svg:x="13.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cm" svg:x="6.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93cm" svg:height="2cm" svg:x="1.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2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2cm" svg:x="13cm" svg:y="10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18cm" svg:height="1.199cm" svg:x="6.782cm" svg:y="6.4cm">
          <draw:text-box>
            <text:p text:style-name="P2"><text:span text:style-name="T1">Unit 2. Your </text:span></text:p>
            <text:p text:style-name="P2"><text:span text:style-name="T1">dictionary</text:span></text:p>
          </draw:text-box>
        </draw:frame>
        <draw:frame draw:style-name="gr7" draw:text-style-name="P3" draw:layer="layout" svg:width="3.893cm" svg:height="1.199cm" svg:x="1.2cm" svg:y="11cm">
          <draw:text-box>
            <text:p text:style-name="P2"><text:span text:style-name="T1">Unit 2.1. The form</text:span></text:p>
            <text:p text:style-name="P2"><text:span text:style-name="T1">adding words.</text:span></text:p>
          </draw:text-box>
        </draw:frame>
        <draw:frame draw:style-name="gr8" draw:text-style-name="P3" draw:layer="layout" svg:width="4.507cm" svg:height="1.673cm" svg:x="6.693cm" svg:y="10.927cm">
          <draw:text-box>
            <text:p text:style-name="P2"><text:span text:style-name="T1">Unit 2.2. The form for</text:span></text:p>
            <text:p text:style-name="P2"><text:span text:style-name="T1">adjustment word</text:span></text:p>
            <text:p text:style-name="P2"><text:span text:style-name="T1"/></text:p>
          </draw:text-box>
        </draw:frame>
        <draw:frame draw:style-name="gr9" draw:text-style-name="P3" draw:layer="layout" svg:width="3.931cm" svg:height="1.199cm" svg:x="12.8cm" svg:y="11cm">
          <draw:text-box>
            <text:p text:style-name="P2"><text:span text:style-name="T1">Unit 2.3.</text:span></text:p>
            <text:p text:style-name="P2"><text:span text:style-name="T1">The page training.</text:span></text:p>
          </draw:text-box>
        </draw:frame>
        <draw:custom-shape draw:style-name="gr1" draw:text-style-name="P1" draw:layer="layout" svg:width="3.4cm" svg:height="2cm" svg:x="18.6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952cm" svg:height="1.199cm" svg:x="18.448cm" svg:y="11cm">
          <draw:text-box>
            <text:p text:style-name="P2"><text:span text:style-name="T1">Unit 2.4</text:span></text:p>
            <text:p text:style-name="P2"><text:span text:style-name="T1">The page statistic.</text:span></text:p>
          </draw:text-box>
        </draw:frame>
        <draw:frame draw:style-name="gr11" draw:text-style-name="P3" draw:layer="layout" svg:width="3.453cm" svg:height="1.673cm" svg:x="13.347cm" svg:y="2.127cm">
          <draw:text-box>
            <text:p text:style-name="P2"><text:span text:style-name="T1">Unit 3.</text:span></text:p>
            <text:p text:style-name="P2"><text:span text:style-name="T1">The registration</text:span></text:p>
            <text:p text:style-name="P2"><text:span text:style-name="T1">form.</text:span></text:p>
          </draw:text-box>
        </draw:frame>
        <draw:custom-shape draw:style-name="gr12" draw:text-style-name="P2" draw:layer="layout" svg:width="3.2cm" svg:height="0.2cm" svg:x="10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0.4cm" svg:height="3cm" svg:x="14.8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5.2cm" svg:height="0.2cm" svg:x="9.8cm" svg:y="7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0.2cm" svg:height="2.2cm" svg:x="8.4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0.4cm" svg:height="2.6cm" svg:x="8.2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draw:layer="layout" svg:width="4.8cm" svg:height="0.2cm" svg:x="3.4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0.4cm" svg:height="1cm" svg:x="3.4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11.6cm" svg:height="0.2cm" svg:x="8.6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draw:layer="layout" svg:width="0.2cm" svg:height="1.2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0.2cm" svg:height="1.2cm" svg:x="20.2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t 2. Your dictionary" draw:style-name="dp1" draw:master-page-name="Обычный" presentation:presentation-page-layout-name="AL1T0">
        <draw:custom-shape draw:style-name="gr22" draw:text-style-name="P1" draw:layer="layout" svg:width="3.2cm" svg:height="1.6cm" svg:x="20.4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2cm" svg:height="1.6cm" svg:x="16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018cm" svg:height="0.725cm" svg:x="16.582cm" svg:y="1.4cm">
          <draw:text-box>
            <text:p><text:span text:style-name="T1">Training</text:span></text:p>
          </draw:text-box>
        </draw:frame>
        <draw:frame draw:style-name="gr24" draw:text-style-name="P6" draw:layer="layout" svg:width="1.988cm" svg:height="0.725cm" svg:x="21.012cm" svg:y="1.475cm">
          <draw:text-box>
            <text:p><text:span text:style-name="T1">Statistic</text:span></text:p>
          </draw:text-box>
        </draw:frame>
        <draw:custom-shape draw:style-name="gr25" draw:text-style-name="P7" draw:layer="layout" svg:width="2.985cm" svg:height="1.279cm" svg:x="11.6cm" svg:y="1.12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5.999cm" svg:height="1.6cm" svg:x="1.601cm" svg:y="0.8cm" presentation:class="subtitle" presentation:user-transformed="true">
          <draw:text-box>
            <text:p><text:span text:style-name="T3">Your dictionary</text:span></text:p>
          </draw:text-box>
        </draw:frame>
        <draw:frame draw:style-name="gr26" draw:text-style-name="P6" draw:layer="layout" svg:width="2.627cm" svg:height="0.725cm" svg:x="11.8cm" svg:y="1.4cm">
          <draw:text-box>
            <text:p><text:span text:style-name="T1">Add words </text:span></text:p>
          </draw:text-box>
        </draw:frame>
        <draw:line draw:style-name="gr27" draw:text-style-name="P9" draw:layer="layout" svg:x1="0.6cm" svg:y1="3cm" svg:x2="27.8cm" svg:y2="3cm">
          <text:p/>
        </draw:line>
        <draw:line draw:style-name="gr27" draw:text-style-name="P9" draw:layer="layout" svg:x1="6cm" svg:y1="6.2cm" svg:x2="24.8cm" svg:y2="6.2cm">
          <text:p/>
        </draw:line>
        <draw:line draw:style-name="gr27" draw:text-style-name="P9" draw:layer="layout" svg:x1="15.8cm" svg:y1="5cm" svg:x2="15.8cm" svg:y2="9cm">
          <text:p/>
        </draw:line>
        <draw:line draw:style-name="gr27" draw:text-style-name="P9" draw:layer="layout" svg:x1="6.2cm" svg:y1="7.2cm" svg:x2="24.4cm" svg:y2="7.2cm">
          <text:p/>
        </draw:line>
        <draw:frame draw:style-name="gr28" draw:text-style-name="P10" draw:layer="layout" svg:width="3.436cm" svg:height="0.962cm" svg:x="9.364cm" svg:y="4.8cm">
          <draw:text-box>
            <text:p>You words</text:p>
          </draw:text-box>
        </draw:frame>
        <draw:frame draw:style-name="gr29" draw:text-style-name="P10" draw:layer="layout" svg:width="3.609cm" svg:height="0.962cm" svg:x="18.391cm" svg:y="4.8cm">
          <draw:text-box>
            <text:p>Translation</text:p>
          </draw:text-box>
        </draw:frame>
        <draw:frame draw:style-name="gr30" draw:text-style-name="P6" draw:layer="layout" svg:width="27.528cm" svg:height="3.095cm" svg:x="0cm" svg:y="9cm">
          <draw:text-box>
            <text:p><text:span text:style-name="T1">Unit 2. Your dictionary. Представляет собой таблицу — анклийские слова и выражения и их перевод. Колонка you words должна </text:span></text:p>
            <text:p><text:span text:style-name="T1">содержать фильтр по алфавиту, каждая строка должна содержать кнопку озвучи и корректировки.</text:span></text:p>
            <text:p><text:span text:style-name="T1">Колонка translation может содержать любое колличество слов или фраз также содрежит кнопку перехода на переводчик гугл где</text:span></text:p>
            <text:p><text:span text:style-name="T1">можно увидеть перевод данного слова.</text:span></text:p>
            <text:p><text:span text:style-name="T1">При нажатии на слово в колонке words переходим к форме корректировки, при нажатии add words переходим к форме добавления слов</text:span></text:p>
            <text:p><text:span text:style-name="T1">Для коммуникации с Unit 2.1...2.3 <text:s/>имеется навигационная панель.</text:span></text:p>
          </draw:text-box>
        </draw:frame>
        <draw:frame draw:style-name="gr31" draw:text-style-name="P4" draw:layer="layout" svg:width="3.986cm" svg:height="0.645cm" svg:x="23.6cm" svg:y="0.155cm">
          <draw:text-box>
            <text:p><text:span text:style-name="T2">Unit 2. Your dictionary.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t 2.1. The form adding words." draw:style-name="dp1" draw:master-page-name="Обычный">
        <draw:frame presentation:style-name="pr2" draw:text-style-name="P8" draw:layer="layout" svg:width="5.999cm" svg:height="1.6cm" svg:x="1.602cm" svg:y="0.8cm">
          <draw:text-box>
            <text:p><text:span text:style-name="T3">Your dictionary</text:span></text:p>
          </draw:text-box>
        </draw:frame>
        <draw:frame draw:style-name="gr32" draw:text-style-name="P4" draw:layer="layout" svg:width="4.977cm" svg:height="0.645cm" svg:x="23.023cm" svg:y="0.155cm">
          <draw:text-box>
            <text:p><text:span text:style-name="T2">The form of adding words</text:span></text:p>
          </draw:text-box>
        </draw:frame>
        <draw:frame draw:style-name="standard" draw:layer="layout" svg:width="14.098cm" svg:height="5.996cm" svg:x="9.551cm" svg:y="3.8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Words</text:p>
              </table:table-cell>
              <table:table-cell>
                <text:p text:style-name="P2">Translations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ce1">
              <table:table-cell>
                <text:p text:style-name="P2">Add again</text:p>
              </table:table-cell>
              <table:table-cell>
                <text:p text:style-name="P2">Ad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2" draw:layer="layout" svg:width="2.818cm" svg:height="1.2cm" svg:x="8.8cm" svg:y="1.2cm">
          <draw:text-box>
            <text:p><text:span text:style-name="T1">Unit 2. Your </text:span></text:p>
            <text:p><text:span text:style-name="T1">dictionary</text:span></text:p>
          </draw:text-box>
        </draw:frame>
        <draw:frame draw:style-name="gr33" draw:text-style-name="P12" draw:layer="layout" svg:width="3.893cm" svg:height="1.2cm" svg:x="12cm" svg:y="1.4cm">
          <draw:text-box>
            <text:p><text:span text:style-name="T1">Unit 2.1. The form</text:span></text:p>
            <text:p><text:span text:style-name="T1">adding words.</text:span></text:p>
          </draw:text-box>
        </draw:frame>
        <draw:frame draw:style-name="gr34" draw:text-style-name="P12" draw:layer="layout" svg:width="4.507cm" svg:height="1.673cm" svg:x="15.893cm" svg:y="1.2cm">
          <draw:text-box>
            <text:p><text:span text:style-name="T1">Unit 2.2. The form for</text:span></text:p>
            <text:p><text:span text:style-name="T1">adjustment word</text:span></text:p>
            <text:p><text:span text:style-name="T1"/></text:p>
          </draw:text-box>
        </draw:frame>
        <draw:frame draw:style-name="gr33" draw:text-style-name="P12" draw:layer="layout" svg:width="3.931cm" svg:height="1.2cm" svg:x="21.069cm" svg:y="1.2cm">
          <draw:text-box>
            <text:p><text:span text:style-name="T1">Unit 2.3.</text:span></text:p>
            <text:p><text:span text:style-name="T1">The page training.</text:span></text:p>
          </draw:text-box>
        </draw:frame>
        <draw:line draw:style-name="gr27" draw:text-style-name="P9" draw:layer="layout" svg:x1="0cm" svg:y1="3.2cm" svg:x2="28cm" svg:y2="3cm">
          <text:p/>
        </draw:line>
        <draw:frame draw:style-name="gr35" draw:text-style-name="P6" draw:layer="layout" svg:width="4.85cm" svg:height="0.725cm" svg:x="3cm" svg:y="4.075cm">
          <draw:text-box>
            <text:p><text:span text:style-name="T1">Quentity adding words:</text:span></text:p>
          </draw:text-box>
        </draw:frame>
        <draw:frame draw:style-name="gr36" draw:text-style-name="P6" draw:layer="layout" svg:width="23.417cm" svg:height="1.199cm" svg:x="2cm" svg:y="11.2cm">
          <draw:text-box>
            <text:p><text:span text:style-name="T1">В настройках можно задать колличество добавляемых слов, чтобы сформировать таблицу, либо добавлять строки </text:span></text:p>
            <text:p><text:span text:style-name="T1">в таблице кнопкой add again. 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2:21:15.246268611</meta:creation-date>
    <dc:date>2020-11-22T22:19:55.281927262</dc:date>
    <meta:editing-duration>PT50M8S</meta:editing-duration>
    <meta:editing-cycles>7</meta:editing-cycles>
    <meta:generator>LibreOffice/6.4.6.2$Linux_X86_64 LibreOffice_project/40$Build-2</meta:generator>
    <meta:document-statistic meta:object-count="77"/>
  </office:meta>
</office:document-meta>
</file>